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end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end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ffcc" style:text-align-source="fix" style:repeat-content="false" fo:border="0.002cm solid #000000"/>
      <style:paragraph-properties fo:text-align="center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02cm solid #000000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88cm solid #000000" fo:border-left="0.002cm solid #000000" fo:border-right="0.002cm solid #000000" fo:border-top="0.002cm solid #000000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ko" style:country-asian="KR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시트1" table:style-name="ta1" table:print="false">
        <table:table-column table:style-name="co1" table:default-cell-style-name="ce2"/>
        <table:table-column table:style-name="co1" table:number-columns-repeated="6" table:default-cell-style-name="ce5"/>
        <table:table-row table:style-name="ro1">
          <table:table-cell table:style-name="ce1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7">
            <text:p>7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12">
            <text:p>12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4">
            <text:p>14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6">
            <text:p>16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7">
            <text:p>27</text:p>
          </table:table-cell>
          <table:table-cell office:value-type="float" office:value="35">
            <text:p>35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7">
            <text:p>7</text:p>
          </table:table-cell>
          <table:table-cell office:value-type="float" office:value="19">
            <text:p>19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2">
            <text:p>12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42">
            <text:p>42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1">
            <text:p>2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26">
            <text:p>26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36">
            <text:p>36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39">
            <text:p>3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41">
            <text:p>41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36">
            <text:p>36</text:p>
          </table:table-cell>
          <table:table-cell office:value-type="float" office:value="39">
            <text:p>39</text:p>
          </table:table-cell>
        </table:table-row>
        <table:table-row table:style-name="ro1">
          <table:table-cell table:number-columns-repeated="2"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40">
            <text:p>40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3">
            <text:p>23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0">
            <text:p>40</text:p>
          </table:table-cell>
        </table:table-row>
        <table:named-expressions/>
      </table:table>
      <table:named-expressions>
        <table:named-range table:name="HTML_all" table:base-cell-address="$시트1.$A$1" table:cell-range-address=".$A$1:.$G$671"/>
        <table:named-expression table:name="HTML_tables" table:base-cell-address="$시트1.$A$1" table:expression="[.$#REF!$#REF!:.$#REF!$#REF!]"/>
        <table:named-expression table:name="HTML_1" table:base-cell-address="$시트1.$A$1" table:expression="[.$A$#REF!:.$G$#REF!]"/>
        <table:named-range table:name="HTML_2" table:base-cell-address="$시트1.$A$1" table:cell-range-address=".$A$1:.$G$67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style:font-name-asian="돋움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0">2015-10-10</text:date>, <text:time>09:14:48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Insert title here</dc:title>
    <dc:date>2015-10-10T09:14:48.14</dc:date>
    <dc:creator>우택 최</dc:creator>
    <meta:document-statistic meta:table-count="1" meta:cell-count="4696" meta:object-count="0"/>
    <meta:generator>OpenOffice/4.0.1$Win32 OpenOffice.org_project/401m5$Build-9714</meta:generator>
  </office:meta>
</office:document-meta>
</file>